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co3" style:family="table-column">
      <style:table-column-properties fo:break-before="auto" style:column-width="4.80483333333333cm"/>
    </style:style>
    <style:style style:name="co4" style:family="table-column">
      <style:table-column-properties fo:break-before="auto" style:column-width="3.407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6.35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11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enuCategories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available</text:p>
          </table:table-cell>
          <table:table-cell office:value-type="string" table:style-name="ce1">
            <text:p>imageUR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rinks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rinks.jp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etizer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ppetizers.jp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oups &amp; Salads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ad.jp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ids Meals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idsMeal.jp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trées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ntrees.jp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sserts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sserts.jpg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menuSubcategories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available</text:p>
          </table:table-cell>
          <table:table-cell office:value-type="string" table:style-name="ce1">
            <text:p>categor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cktails and Martinis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raft Be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ttled Beer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d Wine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hite Wine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pirits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oft Drinks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napés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rs d’Oeuvres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ips &amp; Dips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oups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lads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 Kids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od Fired Pizza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ndcrafted Pasta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icken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eal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rk &amp; Ribs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afood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ef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w Calorie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ke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ie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okie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ownie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ce Cream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number-rows-repeated="1048549" table:style-name="ro1">
          <table:table-cell table:number-columns-repeated="16384"/>
        </table:table-row>
      </table:table>
      <table:table table:name="menuItems" table:style-name="ta1"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5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availabl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timesOrdered</text:p>
          </table:table-cell>
          <table:table-cell office:value-type="string" table:style-name="ce1">
            <text:p>category</text:p>
          </table:table-cell>
          <table:table-cell office:value-type="string" table:style-name="ce1">
            <text:p>subcategory</text:p>
          </table:table-cell>
          <table:table-cell office:value-type="string" table:style-name="ce1">
            <text:p>prepTim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mashing Pumpkin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l Spice and Black Pepper Infused Real McCoy 5yr, Pumpkin Puree, Coconut Cream, Almond Milk, Nutmeg, OJ, Pineapple Juice,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formula="of:=ROUND(RAND()*25+5; 0)" table:style-name="ce1">
            <text:p>2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rom Mexico with Lov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da Mezcal, Fiorente Elderflower, Lillet, Lime Shrub, Lemon Juice, Lime JuiceThis is a very unique cocktail with unique flavors. It is not for everyone!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formula="of:=ROUND(RAND()*25+5; 0)" table:style-name="ce1">
            <text:p>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zzy Ginger Ma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inger Infused Gin, Triple Sec, Grapefruit Juice, Sparkling Win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formula="of:=ROUND(RAND()*25+5; 0)" table:style-name="ce1">
            <text:p>1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all in Boulevardier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in Cup Rye, Campari, Lazzaroni Maraschino, Cinnamon Infused Sweet Vermouth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formula="of:=ROUND(RAND()*25+5; 0)" table:style-name="ce1">
            <text:p>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ipirinha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chaca, Lime, Simple, Sugar in the Raw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formula="of:=ROUND(RAND()*25+5; 0)" table:style-name="ce1">
            <text:p>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oah's Margarita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xotico Silver Tequila, Triple Sec, Fresh Citrus Juices, on the Rocks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formula="of:=ROUND(RAND()*25+5; 0)" table:style-name="ce1">
            <text:p>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gnificent Manhattan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zerac Rye, Carpano Antica, Bitters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formula="of:=ROUND(RAND()*25+5; 0)" table:style-name="ce1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ouse Made Sangria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d or White, Your Call...Made to Order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formula="of:=ROUND(RAND()*25+5; 0)" table:style-name="ce1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PA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rem ipsum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7" table:formula="of:=ROUND(RAND()*25+5; 0)" table:style-name="ce1">
            <text:p>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le Lager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rem ipsum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formula="of:=ROUND(RAND()*25+5; 0)" table:style-name="ce1">
            <text:p>1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heat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rem ipsum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" table:formula="of:=ROUND(RAND()*25+5; 0)" table:style-name="ce1">
            <text:p>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easonal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rem ipsum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4" table:formula="of:=ROUND(RAND()*25+5; 0)" table:style-name="ce1">
            <text:p>2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ud Light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7" table:formula="of:=ROUND(RAND()*25+5; 0)" table:style-name="ce1">
            <text:p>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ider Boys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rst Press Cider 16oz. [Gluten Free]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6" table:formula="of:=ROUND(RAND()*25+5; 0)" table:style-name="ce1">
            <text:p>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uckler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-alcoholic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6" table:formula="of:=ROUND(RAND()*25+5; 0)" table:style-name="ce1">
            <text:p>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uinness Draft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" table:formula="of:=ROUND(RAND()*25+5; 0)" table:style-name="ce1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PA of the Moment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easonal, local, or hard to find. <text:s/>Ask your server.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3" table:formula="of:=ROUND(RAND()*25+5; 0)" table:style-name="ce1">
            <text:p>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not Noir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geline Reserve, Sonoma Coast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0" table:formula="of:=ROUND(RAND()*25+5; 0)" table:style-name="ce1">
            <text:p>2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not Noir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raight Shooter Willamette Valley, Oregon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7" table:formula="of:=ROUND(RAND()*25+5; 0)" table:style-name="ce1">
            <text:p>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erlot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elo, Paso Robles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9" table:formula="of:=ROUND(RAND()*25+5; 0)" table:style-name="ce1">
            <text:p>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arnacha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s Rocas, Calatayud, Spain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" table:formula="of:=ROUND(RAND()*25+5; 0)" table:style-name="ce1">
            <text:p>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rdeaux Blend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eux Chateau Brun, Pomerol, Franc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0" table:formula="of:=ROUND(RAND()*25+5; 0)" table:style-name="ce1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bernet Sauvignon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ntes, Colchagua Valley, Chil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0" table:formula="of:=ROUND(RAND()*25+5; 0)" table:style-name="ce1">
            <text:p>2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osecco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 Marca, DOC, Italy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formula="of:=ROUND(RAND()*25+5; 0)" table:style-name="ce1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hampagne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uve Clicquot, Yellow Label, France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7" table:formula="of:=ROUND(RAND()*25+5; 0)" table:style-name="ce1">
            <text:p>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uvignon Blanc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int Clair, Marlborough, New Zealand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4" table:formula="of:=ROUND(RAND()*25+5; 0)" table:style-name="ce1">
            <text:p>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se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mille Perrin, Cotes du Rhone, Reseve, Franc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5" table:formula="of:=ROUND(RAND()*25+5; 0)" table:style-name="ce1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ssert Wine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ateau Laribotte, Sauternes, Franc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1" table:formula="of:=ROUND(RAND()*25+5; 0)" table:style-name="ce1">
            <text:p>2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odka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solut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3" table:formula="of:=ROUND(RAND()*25+5; 0)" table:style-name="ce1">
            <text:p>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in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mbay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7" table:formula="of:=ROUND(RAND()*25+5; 0)" table:style-name="ce1">
            <text:p>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in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nqueray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2" table:formula="of:=ROUND(RAND()*25+5; 0)" table:style-name="ce1">
            <text:p>2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um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cardi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4" table:formula="of:=ROUND(RAND()*25+5; 0)" table:style-name="ce1">
            <text:p>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equila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tron Reposado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9" table:formula="of:=ROUND(RAND()*25+5; 0)" table:style-name="ce1">
            <text:p>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randy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nnessy VS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1" table:formula="of:=ROUND(RAND()*25+5; 0)" table:style-name="ce1">
            <text:p>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hiskey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nadian Club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" table:formula="of:=ROUND(RAND()*25+5; 0)" table:style-name="ce1">
            <text:p>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urbon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1792" table:style-name="ce1">
            <text:p>179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5" table:formula="of:=ROUND(RAND()*25+5; 0)" table:style-name="ce1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ca Cola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ke, Sprite, Diet Coke, Fant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0" table:formula="of:=ROUND(RAND()*25+5; 0)" table:style-name="ce1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stea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mon, Peach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5" table:formula="of:=ROUND(RAND()*25+5; 0)" table:style-name="ce1">
            <text:p>2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ffee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spresso, Cappuccino, Latte Macchiato, Black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3" table:formula="of:=ROUND(RAND()*25+5; 0)" table:style-name="ce1">
            <text:p>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ea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lk, Lemon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7" table:formula="of:=ROUND(RAND()*25+5; 0)" table:style-name="ce1">
            <text:p>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ushi Rice and Tuna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6" table:formula="of:=ROUND(RAND()*25+5; 0)" table:style-name="ce1">
            <text:p>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oisin Beef Swiss Roll with Baby Leek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3" table:formula="of:=ROUND(RAND()*25+5; 0)" table:style-name="ce1">
            <text:p>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ini Prawn Tacos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7" table:formula="of:=ROUND(RAND()*25+5; 0)" table:style-name="ce1">
            <text:p>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moked Salmon Tartare Blini with Lime Mayo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8" table:formula="of:=ROUND(RAND()*25+5; 0)" table:style-name="ce1">
            <text:p>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moke Duck with Enoki Mushroom and Thai Asparagus, Sweet Onion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8" table:formula="of:=ROUND(RAND()*25+5; 0)" table:style-name="ce1">
            <text:p>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oat’s Cheese Mousse and Fig Tart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0" table:formula="of:=ROUND(RAND()*25+5; 0)" table:style-name="ce1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ef Croquette with Paprika Sauce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4" table:formula="of:=ROUND(RAND()*25+5; 0)" table:style-name="ce1">
            <text:p>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rie Tomato Tart with Red Onion Marmalade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8" table:formula="of:=ROUND(RAND()*25+5; 0)" table:style-name="ce1">
            <text:p>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fu Balls with Peanut Sauce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8" table:formula="of:=ROUND(RAND()*25+5; 0)" table:style-name="ce1">
            <text:p>2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raised Ox Cheeks with Mini Yorkshire Pudding and Horseradish Mash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1" table:formula="of:=ROUND(RAND()*25+5; 0)" table:style-name="ce1">
            <text:p>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gels on Horseback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ysters wrapped in bacon, served hot.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6" table:formula="of:=ROUND(RAND()*25+5; 0)" table:style-name="ce1">
            <text:p>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ruschetta</text:p>
          </table:table-cell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illed bread rubbed with garlic, and topped with olive oil, salt, pepper, and tomato.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4" table:formula="of:=ROUND(RAND()*25+5; 0)" table:style-name="ce1">
            <text:p>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uffalo Wings</text:p>
          </table:table-cell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ep-fried and unbreaded chicken wingettes coated in vinegar-based cayenne pepper, hot sauce, and butter.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1" table:formula="of:=ROUND(RAND()*25+5; 0)" table:style-name="ce1">
            <text:p>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viar</text:p>
          </table:table-cell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ild Sturgeon Roe of Caspian and Black Seas.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6" table:formula="of:=ROUND(RAND()*25+5; 0)" table:style-name="ce1">
            <text:p>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ozzarella Sticks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longated pieces of battered mozzarella.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6" table:formula="of:=ROUND(RAND()*25+5; 0)" table:style-name="ce1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achos</text:p>
          </table:table-cell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rtilla chips covered in shredded cheese, salsa, and guacamole.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4" table:formula="of:=ROUND(RAND()*25+5; 0)" table:style-name="ce1">
            <text:p>2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otato Skins</text:p>
          </table:table-cell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vered with bacon, cheddar cheese, green onions, and sour cream.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6" table:formula="of:=ROUND(RAND()*25+5; 0)" table:style-name="ce1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hrimp Cocktail</text:p>
          </table:table-cell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helled prawns in mayonnaise and tomato dressing, served in a glass.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3" table:formula="of:=ROUND(RAND()*25+5; 0)" table:style-name="ce1">
            <text:p>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rudité Platter</text:p>
          </table:table-cell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ied asparagus and zucchini, baby arthichokes, kalamata olives, halved radishes, snap peas, cherry tomatoes, sliced cucumber, and carrot sticks with avocado ranch dressing or hummus on the side.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2" table:formula="of:=ROUND(RAND()*25+5; 0)" table:style-name="ce1">
            <text:p>2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garashi Chips with Toasted Sesame Onion Dip</text:p>
          </table:table-cell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lash fried Idaho potatoes, dusted with salt and chili-centric Japanese togarashi spice mix. <text:s/>Paired with mayo-based dip made with slow roasted Spanish onion, toasted sesame oil, crispy garlic, and Canadian steak seasoning.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5" table:formula="of:=ROUND(RAND()*25+5; 0)" table:style-name="ce1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larified Butter Fried Chips and Caviar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ukon gold potato chips fried in clarified butter served with whipped créme frâiche deced out with chives – plus Ossetra caviar.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9" table:formula="of:=ROUND(RAND()*25+5; 0)" table:style-name="ce1">
            <text:p>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viled Crab Dip with Old Bay Chips</text:p>
          </table:table-cell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ab, cream cheese, aged white cheddar, yellow cheddar, and cayenne covered in breadcrumbs. <text:s/>Old Bay spiced potato chips with pickled vegetables: chilies, onions, okra, cauliflower, and zucchini.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2" table:formula="of:=ROUND(RAND()*25+5; 0)" table:style-name="ce1">
            <text:p>2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gan Lentil with Ancient Grains Soup</text:p>
          </table:table-cell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7" table:formula="of:=ROUND(RAND()*25+5; 0)" table:style-name="ce1">
            <text:p>7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Piranha Pale Ale Chili</text:p>
          </table:table-cell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ur original recipe, filled with beef, onions &amp; signature blend of spices. Topped with shredded cheese &amp; tortilla strips.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5" table:formula="of:=ROUND(RAND()*25+5; 0)" table:style-name="ce1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hicken Tortilla Soup</text:p>
          </table:table-cell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5" table:formula="of:=ROUND(RAND()*25+5; 0)" table:style-name="ce1">
            <text:p>2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uscan Tomato Bisque</text:p>
          </table:table-cell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6" table:formula="of:=ROUND(RAND()*25+5; 0)" table:style-name="ce1">
            <text:p>2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roccoli Cheddar Soup</text:p>
          </table:table-cell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6" table:formula="of:=ROUND(RAND()*25+5; 0)" table:style-name="ce1">
            <text:p>2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lam Chowder</text:p>
          </table:table-cell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9" table:formula="of:=ROUND(RAND()*25+5; 0)" table:style-name="ce1">
            <text:p>1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ouse Wedge Salad</text:p>
          </table:table-cell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5" table:formula="of:=ROUND(RAND()*25+5; 0)" table:style-name="ce1">
            <text:p>5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Southwest Chicken Caesar Salad</text:p>
          </table:table-cell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illed chicken, tomatoes, queso fresco, tortilla strips with Caesar dressing.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7" table:formula="of:=ROUND(RAND()*25+5; 0)" table:style-name="ce1">
            <text:p>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resh Mozzarella and Tomato Salad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1" table:formula="of:=ROUND(RAND()*25+5; 0)" table:style-name="ce1">
            <text:p>1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aribbean Salad with Seared Shrimp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neapple, mandarin oranges, dried cranberries, red bell peppers, green onions, cilantro, with honey-lime dressing.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5" table:formula="of:=ROUND(RAND()*25+5; 0)" table:style-name="ce1">
            <text:p>25</text:p>
          </table:table-cell>
          <table:table-cell table:number-columns-repeated="16375"/>
        </table:table-row>
        <table:table-row table:style-name="ro4">
          <table:table-cell office:value-type="string" table:style-name="ce1">
            <text:p>Santa Fe Chicken Salad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picy grilled chicken, pico, avocado, cilantro, tortilla strips, house-made ranch &amp; a drizzle of spicy Santa Fe sauce.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7" table:formula="of:=ROUND(RAND()*25+5; 0)" table:style-name="ce1">
            <text:p>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adside Sliders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wo bite-sized burgers on mini-buns. Served with fries or fresh fruit.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4" table:formula="of:=ROUND(RAND()*25+5; 0)" table:style-name="ce1">
            <text:p>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ini Corn Dogs</text:p>
          </table:table-cell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ree all beef mini hot dogs. <text:s/>Served with fries or fresh fruit.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4" table:formula="of:=ROUND(RAND()*25+5; 0)" table:style-name="ce1">
            <text:p>2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latbread Pizzas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ese or Pepperoni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3" table:formula="of:=ROUND(RAND()*25+5; 0)" table:style-name="ce1">
            <text:p>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sta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erved with bowtie pasta. <text:s/>Choose from butter and parmesan, marinara sauce, or Alfredo sauce.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6" table:formula="of:=ROUND(RAND()*25+5; 0)" table:style-name="ce1">
            <text:p>2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paghetti with Meatball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e reliable classic. <text:s/>Enough said.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5" table:formula="of:=ROUND(RAND()*25+5; 0)" table:style-name="ce1">
            <text:p>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caroni and Cheese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e original mac and cheese every kid loves.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6" table:formula="of:=ROUND(RAND()*25+5; 0)" table:style-name="ce1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ried Chicken Strips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erved with fries or fresh fruit.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2" table:formula="of:=ROUND(RAND()*25+5; 0)" table:style-name="ce1">
            <text:p>2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Quessadilla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illed flour tortilla filled with melted cheese. <text:s/>Available with chicken.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7" table:formula="of:=ROUND(RAND()*25+5; 0)" table:style-name="ce1">
            <text:p>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heesy Pizza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6” four-cheese pizz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30" table:formula="of:=ROUND(RAND()*25+5; 0)" table:style-name="ce1">
            <text:p>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rgherita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zzarella, tomato sauce, basil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19" table:formula="of:=ROUND(RAND()*25+5; 0)" table:style-name="ce1">
            <text:p>1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pperoni</text:p>
          </table:table-cell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zzarella, tomato sauce, oregano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23" table:formula="of:=ROUND(RAND()*25+5; 0)" table:style-name="ce1">
            <text:p>2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ixed Mushroom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zzarella, fontina, truffled cheese, thyme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10" table:formula="of:=ROUND(RAND()*25+5; 0)" table:style-name="ce1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moke Prosciutto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zzarella, fontina, goat cheese, caramelized onion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15" table:formula="of:=ROUND(RAND()*25+5; 0)" table:style-name="ce1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iavola</text:p>
          </table:table-cell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picy tomato sauce, mozzarella, soppressata, sausage, bacon, roasted red pepper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25" table:formula="of:=ROUND(RAND()*25+5; 0)" table:style-name="ce1">
            <text:p>2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rbonara</text:p>
          </table:table-cell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zzarella, fontina, bacon, onions, baked egg, parmigiano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12" table:formula="of:=ROUND(RAND()*25+5; 0)" table:style-name="ce1">
            <text:p>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utternut Squash Agnolotti</text:p>
          </table:table-cell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ispy sage, aged balsamic, amaretti cookie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30" table:formula="of:=ROUND(RAND()*25+5; 0)" table:style-name="ce1">
            <text:p>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ucatini</text:p>
          </table:table-cell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picy tomato sauce, pancetta, red onion, pecorino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26" table:formula="of:=ROUND(RAND()*25+5; 0)" table:style-name="ce1">
            <text:p>2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ezzi Rigatoni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usage ragu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23" table:formula="of:=ROUND(RAND()*25+5; 0)" table:style-name="ce1">
            <text:p>2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agliatelle</text:p>
          </table:table-cell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ibbon noodles, lamb ragu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15" table:formula="of:=ROUND(RAND()*25+5; 0)" table:style-name="ce1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usilli</text:p>
          </table:table-cell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asted chicken, pancetta, mushrooms, marsala, herbs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22" table:formula="of:=ROUND(RAND()*25+5; 0)" table:style-name="ce1">
            <text:p>2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agliolini</text:p>
          </table:table-cell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in ribbon noodles, spicy tomato sauce, shrimp, crab, arugula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10" table:formula="of:=ROUND(RAND()*25+5; 0)" table:style-name="ce1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hicken Cacciatore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icken breast sauteed with onions, mushrooms, and green peppers, served in a red sauce.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9" table:formula="of:=ROUND(RAND()*25+5; 0)" table:style-name="ce1">
            <text:p>1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hicken Piccata</text:p>
          </table:table-cell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icken breast in lemon butter sauce with mushrooms, fresh garlic and pimento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29" table:formula="of:=ROUND(RAND()*25+5; 0)" table:style-name="ce1">
            <text:p>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hicken Marsala</text:p>
          </table:table-cell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icken breast sauteed with mushrooms, onions, carrots and celery, served in a brown sauce.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4" table:formula="of:=ROUND(RAND()*25+5; 0)" table:style-name="ce1">
            <text:p>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hicken Parmigiana</text:p>
          </table:table-cell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eaded chicken breast smothered with mozzarella cheese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21" table:formula="of:=ROUND(RAND()*25+5; 0)" table:style-name="ce1">
            <text:p>2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hicken Cordon Blue</text:p>
          </table:table-cell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ked breaded chicken stuffed with ham and cheese, served with a mushroom cream sauce.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24" table:formula="of:=ROUND(RAND()*25+5; 0)" table:style-name="ce1">
            <text:p>2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al Cordon Blue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ked breaded veal stuffed with ham and cheese served with a mushroom cream sauc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27" table:formula="of:=ROUND(RAND()*25+5; 0)" table:style-name="ce1">
            <text:p>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al Parmigiana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eaded veal smothered with mozzarella chees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21" table:formula="of:=ROUND(RAND()*25+5; 0)" table:style-name="ce1">
            <text:p>2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al Piccata</text:p>
          </table:table-cell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erved in a lemon butter sauce with mushrooms and garlic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19" table:formula="of:=ROUND(RAND()*25+5; 0)" table:style-name="ce1">
            <text:p>1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al Scallopini</text:p>
          </table:table-cell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al sauteed with mushrooms and onions in a red sauc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11" table:formula="of:=ROUND(RAND()*25+5; 0)" table:style-name="ce1">
            <text:p>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al Shoemaker</text:p>
          </table:table-cell>
          <table:table-cell office:value-type="float" office:value="103" table:style-name="ce1">
            <text:p>1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erved in a lemon sauce with mushrooms, green olives, and capers.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17" table:formula="of:=ROUND(RAND()*25+5; 0)" table:style-name="ce1">
            <text:p>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al Marsala</text:p>
          </table:table-cell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al sauteed with mushrooms and onions, served in a brown sauc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27" table:formula="of:=ROUND(RAND()*25+5; 0)" table:style-name="ce1">
            <text:p>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rrento</text:p>
          </table:table-cell>
          <table:table-cell office:value-type="float" office:value="105" table:style-name="ce1">
            <text:p>10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hrimp, calamari, clams, green olives, and capers with red sauce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15" table:formula="of:=ROUND(RAND()*25+5; 0)" table:style-name="ce1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by Back Pork Ribs</text:p>
          </table:table-cell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 full rack of slow-roasted overnight baby back ribs. <text:s/>Choice of two sides.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15" table:formula="of:=ROUND(RAND()*25+5; 0)" table:style-name="ce1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ndarin Orange-Glazed Pork Chop</text:p>
          </table:table-cell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low-roasted, double bone-in pork chop with mandarin orange glaze or bacon onion jam.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6" table:formula="of:=ROUND(RAND()*25+5; 0)" table:style-name="ce1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ouble Bone-In Pork Chop</text:p>
          </table:table-cell>
          <table:table-cell office:value-type="float" office:value="108" table:style-name="ce1">
            <text:p>1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low-roasted, double bone-in pork chop.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14" table:formula="of:=ROUND(RAND()*25+5; 0)" table:style-name="ce1">
            <text:p>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ig Shrimp</text:p>
          </table:table-cell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uteed in a lemon butter sauce with <text:s/>mostacciolli, aglio, and a touch of feta cheese.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26" table:formula="of:=ROUND(RAND()*25+5; 0)" table:style-name="ce1">
            <text:p>2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tlantic Salmon</text:p>
          </table:table-cell>
          <table:table-cell office:value-type="float" office:value="110" table:style-name="ce1">
            <text:p>1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ked in light lemon butter sauce, served with mostacciollo primavera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6" table:formula="of:=ROUND(RAND()*25+5; 0)" table:style-name="ce1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Orleans Jambalaya</text:p>
          </table:table-cell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ened chicken breasts sauteed shrimp, sausage, bell peppers, onions, tomatoes, cajun-spiced broth, and rice-pilaf.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18" table:formula="of:=ROUND(RAND()*25+5; 0)" table:style-name="ce1">
            <text:p>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lightened Pacific Poke Soba Noodles</text:p>
          </table:table-cell>
          <table:table-cell office:value-type="float" office:value="112" table:style-name="ce1">
            <text:p>1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shimi-grade ahi tuna, buckwheat soba noodles, poke sauce, carrots, pickled vegetables, soy ginger sauce, wasabi guacamole, crispy wonton strips, green onions, and sesame seeds.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9" table:formula="of:=ROUND(RAND()*25+5; 0)" table:style-name="ce1">
            <text:p>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londe Fish ‘N’ Chips</text:p>
          </table:table-cell>
          <table:table-cell office:value-type="float" office:value="113" table:style-name="ce1">
            <text:p>1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ghtly fried cod fillets, Blonde beer batter, fries, and housemade tartar sauce.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26" table:formula="of:=ROUND(RAND()*25+5; 0)" table:style-name="ce1">
            <text:p>2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nlightened Cherry Chipotle Glazed Salmon</text:p>
          </table:table-cell>
          <table:table-cell office:value-type="float" office:value="114" table:style-name="ce1">
            <text:p>1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ven-roasted Atlantic salmon, sweet and savory cherry Chipotle glaze, roasted asparagus, fire-roasted red pepper, and tomato and spinach couscous.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13" table:formula="of:=ROUND(RAND()*25+5; 0)" table:style-name="ce1">
            <text:p>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con Jam Rib-Eye</text:p>
          </table:table-cell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uicy, well-marbled 14 oz rib-eye.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24" table:formula="of:=ROUND(RAND()*25+5; 0)" table:style-name="ce1">
            <text:p>2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ime Rib</text:p>
          </table:table-cell>
          <table:table-cell office:value-type="float" office:value="116" table:style-name="ce1">
            <text:p>1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5 oz prime rib slow-roasted over four hours, au jus, and creamy horseradish.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18" table:formula="of:=ROUND(RAND()*25+5; 0)" table:style-name="ce1">
            <text:p>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low-Roasted Tri-tip</text:p>
          </table:table-cell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8 oz slow-roasted sirloin tri-tip glazed with peppered BBQ sauce.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28" table:formula="of:=ROUND(RAND()*25+5; 0)" table:style-name="ce1">
            <text:p>2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lassic Rib-Eye</text:p>
          </table:table-cell>
          <table:table-cell office:value-type="float" office:value="118" table:style-name="ce1">
            <text:p>1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uicy, well-marbled 14 oz rib-eye.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15" table:formula="of:=ROUND(RAND()*25+5; 0)" table:style-name="ce1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iramisu Cheesecake</text:p>
          </table:table-cell>
          <table:table-cell office:value-type="float" office:value="119" table:style-name="ce1">
            <text:p>1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scarpone, cream cheese, chocolate, and ladyfinger crust.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27" table:formula="of:=ROUND(RAND()*25+5; 0)" table:style-name="ce1">
            <text:p>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talian Cheesecake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ith riccota cheese, lemon zest &amp; Graham cracker crust.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29" table:formula="of:=ROUND(RAND()*25+5; 0)" table:style-name="ce1">
            <text:p>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iramisu</text:p>
          </table:table-cell>
          <table:table-cell office:value-type="float" office:value="121" table:style-name="ce1">
            <text:p>1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scarpone cheese, brandy &amp; espresso layered with ladyfinger and dusted with chocolat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29" table:formula="of:=ROUND(RAND()*25+5; 0)" table:style-name="ce1">
            <text:p>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olten Chocolate Cake</text:p>
          </table:table-cell>
          <table:table-cell office:value-type="float" office:value="122" table:style-name="ce1">
            <text:p>1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ith a melted chocolate center. <text:s/>Served with choice of ice cream.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15" table:formula="of:=ROUND(RAND()*25+5; 0)" table:style-name="ce1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d Velvet Cake</text:p>
          </table:table-cell>
          <table:table-cell office:value-type="float" office:value="123" table:style-name="ce1">
            <text:p>1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 southern classic with cream cheese frosting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22" table:formula="of:=ROUND(RAND()*25+5; 0)" table:style-name="ce1">
            <text:p>2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“The Best” Carrot Cake</text:p>
          </table:table-cell>
          <table:table-cell office:value-type="float" office:value="124" table:style-name="ce1">
            <text:p>1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itrus cream cheese icing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12" table:formula="of:=ROUND(RAND()*25+5; 0)" table:style-name="ce1">
            <text:p>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ep Dark Fudge Cake</text:p>
          </table:table-cell>
          <table:table-cell office:value-type="float" office:value="125" table:style-name="ce1">
            <text:p>1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udgy chocolate frosting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29" table:formula="of:=ROUND(RAND()*25+5; 0)" table:style-name="ce1">
            <text:p>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neapple Upside-Down Cake</text:p>
          </table:table-cell>
          <table:table-cell office:value-type="float" office:value="126" table:style-name="ce1">
            <text:p>1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arm pineapple upside-down cake, on a bed of kahlúa cream sauce. <text:s/>Topped with ice cream, whipped cream, and toasted coconut.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9" table:formula="of:=ROUND(RAND()*25+5; 0)" table:style-name="ce1">
            <text:p>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ey Lime Pie</text:p>
          </table:table-cell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ked Fresh with a graham-pecan crust. <text:s/>Topped with fresh whipped cream.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26" table:formula="of:=ROUND(RAND()*25+5; 0)" table:style-name="ce1">
            <text:p>2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lueberry Pie</text:p>
          </table:table-cell>
          <table:table-cell office:value-type="float" office:value="128" table:style-name="ce1">
            <text:p>1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15" table:formula="of:=ROUND(RAND()*25+5; 0)" table:style-name="ce1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pple Pie</text:p>
          </table:table-cell>
          <table:table-cell office:value-type="float" office:value="129" table:style-name="ce1">
            <text:p>1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23" table:formula="of:=ROUND(RAND()*25+5; 0)" table:style-name="ce1">
            <text:p>2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hocolate</text:p>
          </table:table-cell>
          <table:table-cell office:value-type="float" office:value="130" table:style-name="ce1">
            <text:p>13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12" table:formula="of:=ROUND(RAND()*25+5; 0)" table:style-name="ce1">
            <text:p>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hocolate Chip</text:p>
          </table:table-cell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rop cookie with chocolate chips.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18" table:formula="of:=ROUND(RAND()*25+5; 0)" table:style-name="ce1">
            <text:p>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nickerdoodle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25" table:formula="of:=ROUND(RAND()*25+5; 0)" table:style-name="ce1">
            <text:p>2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anut Butter</text:p>
          </table:table-cell>
          <table:table-cell office:value-type="float" office:value="133" table:style-name="ce1">
            <text:p>13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21" table:formula="of:=ROUND(RAND()*25+5; 0)" table:style-name="ce1">
            <text:p>2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keshop Brownie</text:p>
          </table:table-cell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 twist on a classic favorite, this rich fudge brownie holds a hidden surprise. <text:s/>It’s center is filled with gourmet semisweet chocolate chips. <text:s/>Topped with a white chocolate glaze.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27" table:formula="of:=ROUND(RAND()*25+5; 0)" table:style-name="ce1">
            <text:p>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udge Walnut</text:p>
          </table:table-cell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de just like a regular brownie and jam-packed with walnuts.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29" table:formula="of:=ROUND(RAND()*25+5; 0)" table:style-name="ce1">
            <text:p>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udge Iced Brownies</text:p>
          </table:table-cell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vered in rich, creamy, chocolate icing.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30" table:formula="of:=ROUND(RAND()*25+5; 0)" table:style-name="ce1">
            <text:p>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anilla</text:p>
          </table:table-cell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assic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11" table:formula="of:=ROUND(RAND()*25+5; 0)" table:style-name="ce1">
            <text:p>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hocolate</text:p>
          </table:table-cell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29" table:formula="of:=ROUND(RAND()*25+5; 0)" table:style-name="ce1">
            <text:p>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okies N’ Cream</text:p>
          </table:table-cell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11" table:formula="of:=ROUND(RAND()*25+5; 0)" table:style-name="ce1">
            <text:p>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uttered Pecan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17" table:formula="of:=ROUND(RAND()*25+5; 0)" table:style-name="ce1">
            <text:p>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rawberry</text:p>
          </table:table-cell>
          <table:table-cell office:value-type="float" office:value="141" table:style-name="ce1">
            <text:p>14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16" table:formula="of:=ROUND(RAND()*25+5; 0)" table:style-name="ce1">
            <text:p>16</text:p>
          </table:table-cell>
          <table:table-cell table:number-columns-repeated="16375"/>
        </table:table-row>
        <table:table-row table:number-rows-repeated="1048433" table:style-name="ro1">
          <table:table-cell table:number-columns-repeated="16384"/>
        </table:table-row>
      </table:table>
      <table:table table:name="Scratch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number-rows-repeated="15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Dessert Canapés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chicken fingers for kids menu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">
            <text:p>corn dog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">
            <text:p>macaroni and cheese</text:p>
          </table:table-cell>
          <table:table-cell table:number-columns-repeated="16380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dc:creator>L</dc:creator>
    <meta:creation-date>2021-10-29T19:02:03Z</meta:creation-date>
    <dc:date>2021-11-07T01:31:45Z</dc:date>
    <meta:editing-cycles>11</meta:editing-cycles>
    <meta:editing-duration>PT2783S</meta:editing-duration>
  </office:meta>
</office:document-meta>
</file>